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12.04" calcext:value-type="float">
            <text:p>912.04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8.33" calcext:value-type="float">
            <text:p>28.33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6.73" calcext:value-type="float">
            <text:p>26.7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7.55" calcext:value-type="float">
            <text:p>127.5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26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1:05:34.803811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26T11:05:52.829576875</dc:date>
    <meta:editing-duration>PT11H19M38S</meta:editing-duration>
    <meta:editing-cycles>88</meta:editing-cycles>
    <meta:generator>LibreOffice/4.4.5.2$Linux_x86 LibreOffice_project/40m0$Build-2</meta:generator>
    <meta:document-statistic meta:table-count="6" meta:cell-count="4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